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9000002F196E26A3E06856657.png" manifest:media-type="image/png"/>
  <manifest:file-entry manifest:full-path="Pictures/10000001000004E300000304A94B6BDB725BBF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Google Sans Flex" svg:font-family="'Google Sans Flex', 'Google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6839" officeooo:paragraph-rsid="00016839"/>
    </style:style>
    <style:style style:name="P2" style:family="paragraph" style:parent-style-name="Standard">
      <style:text-properties officeooo:rsid="0001962e" officeooo:paragraph-rsid="0001962e"/>
    </style:style>
    <style:style style:name="P3" style:family="paragraph" style:parent-style-name="Standard">
      <style:text-properties officeooo:rsid="0001962e" officeooo:paragraph-rsid="00066665"/>
    </style:style>
    <style:style style:name="P4" style:family="paragraph" style:parent-style-name="Standard">
      <style:text-properties officeooo:rsid="0001962e" officeooo:paragraph-rsid="000991e0"/>
    </style:style>
    <style:style style:name="P5" style:family="paragraph" style:parent-style-name="Standard">
      <style:text-properties officeooo:rsid="0001962e" officeooo:paragraph-rsid="000a545a"/>
    </style:style>
    <style:style style:name="P6" style:family="paragraph" style:parent-style-name="Standard">
      <style:text-properties officeooo:rsid="0001962e" officeooo:paragraph-rsid="000b7b0f"/>
    </style:style>
    <style:style style:name="P7" style:family="paragraph" style:parent-style-name="Standard">
      <style:text-properties officeooo:rsid="0001962e" officeooo:paragraph-rsid="000c67ec"/>
    </style:style>
    <style:style style:name="P8" style:family="paragraph" style:parent-style-name="Standard">
      <style:text-properties officeooo:rsid="0001962e" officeooo:paragraph-rsid="000cc3ab"/>
    </style:style>
    <style:style style:name="P9" style:family="paragraph" style:parent-style-name="Standard">
      <style:text-properties officeooo:rsid="0001962e" officeooo:paragraph-rsid="0015cbba"/>
    </style:style>
    <style:style style:name="P10" style:family="paragraph" style:parent-style-name="Standard">
      <style:text-properties officeooo:rsid="0001962e" officeooo:paragraph-rsid="002f8503"/>
    </style:style>
    <style:style style:name="P11" style:family="paragraph" style:parent-style-name="Standard">
      <style:text-properties officeooo:rsid="0001962e" officeooo:paragraph-rsid="0033a196"/>
    </style:style>
    <style:style style:name="P12" style:family="paragraph" style:parent-style-name="Standard">
      <style:text-properties officeooo:rsid="0001962e" officeooo:paragraph-rsid="00349858"/>
    </style:style>
    <style:style style:name="P13" style:family="paragraph" style:parent-style-name="Standard">
      <style:text-properties officeooo:rsid="0001962e" officeooo:paragraph-rsid="00483e84"/>
    </style:style>
    <style:style style:name="P14" style:family="paragraph" style:parent-style-name="Standard">
      <style:text-properties officeooo:rsid="0001962e" officeooo:paragraph-rsid="004a2050"/>
    </style:style>
    <style:style style:name="P15" style:family="paragraph" style:parent-style-name="Standard">
      <style:text-properties officeooo:rsid="0001962e" officeooo:paragraph-rsid="004c1a52"/>
    </style:style>
    <style:style style:name="P16" style:family="paragraph" style:parent-style-name="Standard">
      <style:text-properties officeooo:rsid="0001962e" officeooo:paragraph-rsid="00527855"/>
    </style:style>
    <style:style style:name="P17" style:family="paragraph" style:parent-style-name="Standard">
      <style:text-properties officeooo:rsid="0001962e" officeooo:paragraph-rsid="0055047f"/>
    </style:style>
    <style:style style:name="P18" style:family="paragraph" style:parent-style-name="Standard">
      <style:text-properties officeooo:rsid="0001962e" officeooo:paragraph-rsid="0055dcae"/>
    </style:style>
    <style:style style:name="P19" style:family="paragraph" style:parent-style-name="Standard">
      <style:text-properties officeooo:rsid="0001962e" officeooo:paragraph-rsid="0057815b"/>
    </style:style>
    <style:style style:name="P20" style:family="paragraph" style:parent-style-name="Standard">
      <style:text-properties officeooo:rsid="0001962e" officeooo:paragraph-rsid="0059b804"/>
    </style:style>
    <style:style style:name="P21" style:family="paragraph" style:parent-style-name="Standard">
      <style:text-properties officeooo:rsid="0001962e" officeooo:paragraph-rsid="005d29fe"/>
    </style:style>
    <style:style style:name="P22" style:family="paragraph" style:parent-style-name="Standard">
      <style:text-properties officeooo:rsid="0001962e" officeooo:paragraph-rsid="0060389b"/>
    </style:style>
    <style:style style:name="P23" style:family="paragraph" style:parent-style-name="Standard">
      <style:text-properties officeooo:rsid="0001962e" officeooo:paragraph-rsid="0060bd6b"/>
    </style:style>
    <style:style style:name="P24" style:family="paragraph" style:parent-style-name="Standard">
      <style:text-properties officeooo:rsid="0001962e" officeooo:paragraph-rsid="0062effc"/>
    </style:style>
    <style:style style:name="P25" style:family="paragraph" style:parent-style-name="Standard">
      <style:text-properties officeooo:rsid="0001962e" officeooo:paragraph-rsid="006410e5"/>
    </style:style>
    <style:style style:name="P26" style:family="paragraph" style:parent-style-name="Standard">
      <style:text-properties officeooo:rsid="0001962e" officeooo:paragraph-rsid="00694d6b"/>
    </style:style>
    <style:style style:name="P27" style:family="paragraph" style:parent-style-name="Standard">
      <style:text-properties officeooo:rsid="0001962e" officeooo:paragraph-rsid="006a2fcc"/>
    </style:style>
    <style:style style:name="P28" style:family="paragraph" style:parent-style-name="Standard">
      <style:text-properties officeooo:rsid="0001962e" officeooo:paragraph-rsid="007afc6b"/>
    </style:style>
    <style:style style:name="P29" style:family="paragraph" style:parent-style-name="Standard">
      <style:text-properties officeooo:rsid="0001962e" officeooo:paragraph-rsid="007b0ad1"/>
    </style:style>
    <style:style style:name="P30" style:family="paragraph" style:parent-style-name="Standard">
      <style:text-properties officeooo:rsid="0001962e" officeooo:paragraph-rsid="007c7572"/>
    </style:style>
    <style:style style:name="P31" style:family="paragraph" style:parent-style-name="Standard">
      <style:text-properties officeooo:rsid="0001962e" officeooo:paragraph-rsid="007dcb96"/>
    </style:style>
    <style:style style:name="P32" style:family="paragraph" style:parent-style-name="Standard">
      <style:text-properties officeooo:rsid="0001962e" officeooo:paragraph-rsid="00846263"/>
    </style:style>
    <style:style style:name="P33" style:family="paragraph" style:parent-style-name="Standard">
      <style:text-properties officeooo:rsid="0001962e" officeooo:paragraph-rsid="008ab549"/>
    </style:style>
    <style:style style:name="P34" style:family="paragraph" style:parent-style-name="Standard">
      <style:text-properties officeooo:rsid="0001962e" officeooo:paragraph-rsid="008c9614"/>
    </style:style>
    <style:style style:name="P35" style:family="paragraph" style:parent-style-name="Standard">
      <style:text-properties officeooo:rsid="0001962e" officeooo:paragraph-rsid="009b2303"/>
    </style:style>
    <style:style style:name="P36" style:family="paragraph" style:parent-style-name="Standard">
      <style:text-properties officeooo:rsid="0001962e" officeooo:paragraph-rsid="00d1be4b"/>
    </style:style>
    <style:style style:name="P37" style:family="paragraph" style:parent-style-name="Standard">
      <style:text-properties officeooo:rsid="0001962e" officeooo:paragraph-rsid="00d2e50d"/>
    </style:style>
    <style:style style:name="P38" style:family="paragraph" style:parent-style-name="Standard">
      <style:text-properties officeooo:rsid="0001962e" officeooo:paragraph-rsid="00d6c916"/>
    </style:style>
    <style:style style:name="P39" style:family="paragraph" style:parent-style-name="Standard">
      <style:text-properties officeooo:rsid="0001962e" officeooo:paragraph-rsid="00d7c885"/>
    </style:style>
    <style:style style:name="P40" style:family="paragraph" style:parent-style-name="Standard">
      <style:text-properties officeooo:rsid="0001962e" officeooo:paragraph-rsid="00db4cd1"/>
    </style:style>
    <style:style style:name="P41" style:family="paragraph" style:parent-style-name="Standard">
      <style:paragraph-properties fo:line-height="100%"/>
      <style:text-properties officeooo:rsid="0001962e" officeooo:paragraph-rsid="00db4cd1"/>
    </style:style>
    <style:style style:name="P42" style:family="paragraph" style:parent-style-name="Standard">
      <style:paragraph-properties fo:line-height="100%"/>
      <style:text-properties officeooo:rsid="0001962e" officeooo:paragraph-rsid="00e3dc38"/>
    </style:style>
    <style:style style:name="P43" style:family="paragraph" style:parent-style-name="Standard">
      <style:paragraph-properties fo:line-height="100%" fo:break-before="page"/>
      <style:text-properties officeooo:rsid="0001962e" officeooo:paragraph-rsid="00e3dc38"/>
    </style:style>
    <style:style style:name="P44" style:family="paragraph" style:parent-style-name="Standard">
      <style:paragraph-properties fo:line-height="100%"/>
      <style:text-properties officeooo:rsid="0001962e" officeooo:paragraph-rsid="00f36082"/>
    </style:style>
    <style:style style:name="P45" style:family="paragraph" style:parent-style-name="Standard">
      <style:paragraph-properties fo:line-height="100%"/>
      <style:text-properties officeooo:rsid="0001962e" officeooo:paragraph-rsid="00fb3d1d"/>
    </style:style>
    <style:style style:name="P46" style:family="paragraph" style:parent-style-name="Standard">
      <style:paragraph-properties fo:line-height="100%"/>
      <style:text-properties officeooo:rsid="0001962e" officeooo:paragraph-rsid="01114da7"/>
    </style:style>
    <style:style style:name="P47" style:family="paragraph" style:parent-style-name="Standard">
      <style:paragraph-properties fo:line-height="100%"/>
      <style:text-properties officeooo:rsid="0001962e" officeooo:paragraph-rsid="0118c8d3"/>
    </style:style>
    <style:style style:name="P48" style:family="paragraph" style:parent-style-name="Standard">
      <style:paragraph-properties fo:line-height="100%"/>
      <style:text-properties officeooo:rsid="0001962e" officeooo:paragraph-rsid="011cf414"/>
    </style:style>
    <style:style style:name="P49" style:family="paragraph" style:parent-style-name="Standard">
      <style:paragraph-properties fo:line-height="100%"/>
      <style:text-properties officeooo:rsid="0001962e" officeooo:paragraph-rsid="01282a5a"/>
    </style:style>
    <style:style style:name="P50" style:family="paragraph" style:parent-style-name="Standard">
      <style:text-properties officeooo:rsid="0001962e" officeooo:paragraph-rsid="00e3dc38"/>
    </style:style>
    <style:style style:name="P51" style:family="paragraph" style:parent-style-name="Standard">
      <style:paragraph-properties fo:margin-top="0in" fo:margin-bottom="0.1965in" style:contextual-spacing="false" style:line-height-at-least="0.1583in"/>
      <style:text-properties officeooo:rsid="0001962e"/>
    </style:style>
    <style:style style:name="P52" style:family="paragraph" style:parent-style-name="Standard">
      <style:text-properties officeooo:rsid="00059e5d" officeooo:paragraph-rsid="00059e5d"/>
    </style:style>
    <style:style style:name="P53" style:family="paragraph" style:parent-style-name="Standard">
      <style:text-properties officeooo:rsid="00059e5d" officeooo:paragraph-rsid="000991e0"/>
    </style:style>
    <style:style style:name="P54" style:family="paragraph" style:parent-style-name="Standard">
      <style:text-properties officeooo:rsid="00059e5d" officeooo:paragraph-rsid="000b7b0f"/>
    </style:style>
    <style:style style:name="P55" style:family="paragraph" style:parent-style-name="Standard">
      <style:text-properties officeooo:rsid="000a545a" officeooo:paragraph-rsid="000a545a"/>
    </style:style>
    <style:style style:name="P56" style:family="paragraph" style:parent-style-name="Standard">
      <style:text-properties officeooo:rsid="000aa2e4" officeooo:paragraph-rsid="000aa2e4"/>
    </style:style>
    <style:style style:name="P57" style:family="paragraph" style:parent-style-name="Standard">
      <style:text-properties officeooo:rsid="000b7b0f" officeooo:paragraph-rsid="000b7b0f"/>
    </style:style>
    <style:style style:name="P58" style:family="paragraph" style:parent-style-name="Standard">
      <style:text-properties officeooo:rsid="000c67ec" officeooo:paragraph-rsid="000c67ec"/>
    </style:style>
    <style:style style:name="P59" style:family="paragraph" style:parent-style-name="Standard">
      <style:text-properties fo:font-weight="bold" officeooo:rsid="000c67ec" officeooo:paragraph-rsid="000c67ec" style:font-weight-asian="bold" style:font-weight-complex="bold"/>
    </style:style>
    <style:style style:name="P60" style:family="paragraph" style:parent-style-name="Standard">
      <style:text-properties officeooo:rsid="002c4e63" officeooo:paragraph-rsid="002c4e63"/>
    </style:style>
    <style:style style:name="P61" style:family="paragraph" style:parent-style-name="Standard">
      <style:text-properties officeooo:rsid="002f8503" officeooo:paragraph-rsid="002f8503"/>
    </style:style>
    <style:style style:name="P62" style:family="paragraph" style:parent-style-name="Standard">
      <style:text-properties officeooo:rsid="002f8503" officeooo:paragraph-rsid="0031c5dd"/>
    </style:style>
    <style:style style:name="P63" style:family="paragraph" style:parent-style-name="Standard">
      <style:text-properties officeooo:rsid="0031c5dd" officeooo:paragraph-rsid="0031c5dd"/>
    </style:style>
    <style:style style:name="P64" style:family="paragraph" style:parent-style-name="Standard">
      <style:text-properties officeooo:rsid="0033a196" officeooo:paragraph-rsid="0033a196"/>
    </style:style>
    <style:style style:name="P65" style:family="paragraph" style:parent-style-name="Standard">
      <style:text-properties officeooo:rsid="007b0ad1" officeooo:paragraph-rsid="007b0ad1"/>
    </style:style>
    <style:style style:name="P66" style:family="paragraph" style:parent-style-name="Standard">
      <style:text-properties officeooo:rsid="007b0ad1" officeooo:paragraph-rsid="007c7572"/>
    </style:style>
    <style:style style:name="P67" style:family="paragraph" style:parent-style-name="Standard">
      <style:text-properties officeooo:rsid="007b0ad1" officeooo:paragraph-rsid="007dcb96"/>
    </style:style>
    <style:style style:name="P68" style:family="paragraph" style:parent-style-name="Standard">
      <style:text-properties officeooo:rsid="007b0ad1" officeooo:paragraph-rsid="00846263"/>
    </style:style>
    <style:style style:name="P69" style:family="paragraph" style:parent-style-name="Standard">
      <style:text-properties officeooo:rsid="009bdc58" officeooo:paragraph-rsid="009bdc58"/>
    </style:style>
    <style:style style:name="P70" style:family="paragraph" style:parent-style-name="Standard">
      <style:text-properties officeooo:rsid="00c7eaa8" officeooo:paragraph-rsid="00c7eaa8"/>
    </style:style>
    <style:style style:name="P71" style:family="paragraph" style:parent-style-name="Standard">
      <style:text-properties officeooo:rsid="0001962e" officeooo:paragraph-rsid="0040bc57" fo:background-color="#ffff00"/>
    </style:style>
    <style:style style:name="P72" style:family="paragraph" style:parent-style-name="Standard">
      <style:text-properties officeooo:rsid="0001962e" officeooo:paragraph-rsid="00305fd2" fo:background-color="#ffff00"/>
    </style:style>
    <style:style style:name="P73" style:family="paragraph" style:parent-style-name="Standard">
      <style:text-properties officeooo:rsid="0001962e" officeooo:paragraph-rsid="0116e1a3" fo:background-color="#ffff00"/>
    </style:style>
    <style:style style:name="P74" style:family="paragraph" style:parent-style-name="Standard">
      <style:paragraph-properties fo:line-height="100%"/>
      <style:text-properties officeooo:rsid="0001962e" officeooo:paragraph-rsid="0116e1a3" fo:background-color="#ffff00"/>
    </style:style>
    <style:style style:name="P75" style:family="paragraph" style:parent-style-name="Standard">
      <style:text-properties officeooo:rsid="002f8503" officeooo:paragraph-rsid="002f8503" fo:background-color="#ffff00"/>
    </style:style>
    <style:style style:name="P76" style:family="paragraph" style:parent-style-name="Standard">
      <style:text-properties officeooo:rsid="00d1be4b" officeooo:paragraph-rsid="00d1be4b"/>
    </style:style>
    <style:style style:name="P77" style:family="paragraph" style:parent-style-name="Standard">
      <style:text-properties officeooo:rsid="00d1be4b" officeooo:paragraph-rsid="00d2e50d"/>
    </style:style>
    <style:style style:name="P78" style:family="paragraph" style:parent-style-name="Standard">
      <style:text-properties officeooo:rsid="00d1be4b" officeooo:paragraph-rsid="00d6c916"/>
    </style:style>
    <style:style style:name="P79" style:family="paragraph" style:parent-style-name="Standard">
      <style:text-properties officeooo:rsid="00d1be4b" officeooo:paragraph-rsid="00d7c885"/>
    </style:style>
    <style:style style:name="P80" style:family="paragraph" style:parent-style-name="Standard">
      <style:text-properties officeooo:paragraph-rsid="00d7c885"/>
    </style:style>
    <style:style style:name="P81" style:family="paragraph" style:parent-style-name="Text_20_body">
      <style:paragraph-properties fo:line-height="100%"/>
      <style:text-properties officeooo:paragraph-rsid="00d7c885"/>
    </style:style>
    <style:style style:name="P82" style:family="paragraph" style:parent-style-name="Standard">
      <style:paragraph-properties fo:line-height="100%"/>
      <style:text-properties fo:color="#000000" loext:opacity="100%" style:font-name="Droid Sans Mono" fo:font-size="8.39999961853027pt" fo:font-weight="normal" officeooo:rsid="0001962e" officeooo:paragraph-rsid="00f36082" fo:background-color="transparent"/>
    </style:style>
    <style:style style:name="P83" style:family="paragraph" style:parent-style-name="Standard">
      <style:paragraph-properties fo:line-height="100%"/>
      <style:text-properties fo:color="#cccccc" loext:opacity="100%" style:font-name="Droid Sans Mono" fo:font-size="8.39999961853027pt" fo:font-weight="normal" officeooo:rsid="0001962e" officeooo:paragraph-rsid="00fb3d1d" fo:background-color="#1f1f1f"/>
    </style:style>
    <style:style style:name="P84" style:family="paragraph" style:parent-style-name="Standard">
      <style:paragraph-properties fo:margin-top="0in" fo:margin-bottom="0.1965in" style:contextual-spacing="false" style:line-height-at-least="0.1583in"/>
      <style:text-properties fo:color="#cccccc" loext:opacity="100%" style:font-name="Droid Sans Mono" fo:font-size="8.39999961853027pt" fo:font-weight="normal" officeooo:rsid="0001962e" fo:background-color="#1f1f1f"/>
    </style:style>
    <style:style style:name="P85" style:family="paragraph" style:parent-style-name="Standard">
      <style:paragraph-properties style:line-height-at-least="0.1583in"/>
      <style:text-properties fo:color="#cccccc" loext:opacity="100%" style:font-name="Droid Sans Mono" fo:font-size="8.39999961853027pt" fo:font-weight="normal" officeooo:rsid="0001962e" fo:background-color="#1f1f1f"/>
    </style:style>
    <style:style style:name="P86" style:family="paragraph" style:parent-style-name="Standard">
      <style:paragraph-properties style:line-height-at-least="0.1583in"/>
      <style:text-properties fo:color="#dcdcaa" loext:opacity="100%" style:font-name="Droid Sans Mono" fo:font-size="8.39999961853027pt" fo:font-weight="normal" officeooo:rsid="0001962e" fo:background-color="#1f1f1f"/>
    </style:style>
    <style:style style:name="P87" style:family="paragraph" style:parent-style-name="Standard">
      <style:text-properties officeooo:rsid="0001962e" officeooo:paragraph-rsid="00e3dc38" fo:background-color="#fff5ce"/>
    </style:style>
    <style:style style:name="P88" style:family="paragraph" style:parent-style-name="Standard">
      <style:text-properties officeooo:rsid="0001962e" officeooo:paragraph-rsid="01114da7" fo:background-color="#fff5ce"/>
    </style:style>
    <style:style style:name="P89" style:family="paragraph" style:parent-style-name="Standard">
      <style:paragraph-properties fo:line-height="100%"/>
      <style:text-properties officeooo:rsid="0001962e" officeooo:paragraph-rsid="01114da7" fo:background-color="#fff5ce"/>
    </style:style>
    <style:style style:name="P90" style:family="paragraph" style:parent-style-name="Standard">
      <style:paragraph-properties fo:line-height="100%"/>
      <style:text-properties officeooo:rsid="0001962e" officeooo:paragraph-rsid="0118c8d3" fo:background-color="#fff5ce"/>
    </style:style>
    <style:style style:name="P91" style:family="paragraph" style:parent-style-name="Standard">
      <style:paragraph-properties fo:line-height="100%"/>
      <style:text-properties officeooo:rsid="0001962e" officeooo:paragraph-rsid="01193b12" fo:background-color="#fff5ce"/>
    </style:style>
    <style:style style:name="P92" style:family="paragraph" style:parent-style-name="Standard">
      <style:paragraph-properties fo:line-height="100%"/>
      <style:text-properties officeooo:rsid="0001962e" officeooo:paragraph-rsid="011cf414" fo:background-color="#fff5ce"/>
    </style:style>
    <style:style style:name="P93" style:family="paragraph" style:parent-style-name="Standard">
      <style:paragraph-properties fo:line-height="100%"/>
      <style:text-properties officeooo:rsid="0001962e" officeooo:paragraph-rsid="011e31d7" fo:background-color="#fff5ce"/>
    </style:style>
    <style:style style:name="P94" style:family="paragraph" style:parent-style-name="Standard">
      <style:paragraph-properties fo:line-height="100%"/>
      <style:text-properties officeooo:rsid="0001962e" officeooo:paragraph-rsid="01262bf0" fo:background-color="#fff5ce"/>
    </style:style>
    <style:style style:name="P95" style:family="paragraph" style:parent-style-name="Standard">
      <style:paragraph-properties fo:line-height="100%"/>
      <style:text-properties officeooo:rsid="0001962e" officeooo:paragraph-rsid="01282a5a" fo:background-color="#fff5ce"/>
    </style:style>
    <style:style style:name="P96" style:family="paragraph" style:parent-style-name="Standard">
      <style:text-properties officeooo:rsid="0001962e" officeooo:paragraph-rsid="0118c8d3" fo:background-color="#fff5ce"/>
    </style:style>
    <style:style style:name="P97" style:family="paragraph" style:parent-style-name="Standard">
      <style:text-properties officeooo:rsid="0001962e" officeooo:paragraph-rsid="011cf414" fo:background-color="#fff5ce"/>
    </style:style>
    <style:style style:name="P98" style:family="paragraph" style:parent-style-name="Standard">
      <style:paragraph-properties fo:line-height="100%"/>
      <style:text-properties officeooo:rsid="012ebf6d" officeooo:paragraph-rsid="012ebf6d" fo:background-color="#fff5ce"/>
    </style:style>
    <style:style style:name="P99" style:family="paragraph" style:parent-style-name="Standard">
      <style:paragraph-properties fo:line-height="100%"/>
      <style:text-properties officeooo:rsid="00fdf5ce" officeooo:paragraph-rsid="00fdf5ce"/>
    </style:style>
    <style:style style:name="P100" style:family="paragraph" style:parent-style-name="Standard">
      <style:paragraph-properties fo:line-height="100%"/>
      <style:text-properties officeooo:rsid="010f7bb2" officeooo:paragraph-rsid="010f7bb2"/>
    </style:style>
    <style:style style:name="P101" style:family="paragraph" style:parent-style-name="Standard">
      <style:text-properties officeooo:rsid="007b0ad1" officeooo:paragraph-rsid="010d7c29" fo:background-color="#ffdbb6"/>
    </style:style>
    <style:style style:name="P102" style:family="paragraph" style:parent-style-name="Standard">
      <style:text-properties officeooo:rsid="0001962e" officeooo:paragraph-rsid="010d7c29" fo:background-color="#ffdbb6"/>
    </style:style>
    <style:style style:name="P103" style:family="paragraph" style:parent-style-name="Standard">
      <style:paragraph-properties fo:line-height="100%"/>
      <style:text-properties officeooo:rsid="0001962e" officeooo:paragraph-rsid="010d7c29" fo:background-color="#ffdbb6"/>
    </style:style>
    <style:style style:name="P104" style:family="paragraph" style:parent-style-name="Standard">
      <style:paragraph-properties fo:line-height="100%"/>
      <style:text-properties officeooo:rsid="00fdf5ce" officeooo:paragraph-rsid="010d7c29" fo:background-color="#ffdbb6"/>
    </style:style>
    <style:style style:name="P105" style:family="paragraph" style:parent-style-name="Standard">
      <style:paragraph-properties fo:line-height="100%"/>
      <style:text-properties officeooo:rsid="0001962e" officeooo:paragraph-rsid="01193b12" fo:background-color="transparent"/>
    </style:style>
    <style:style style:name="P106" style:family="paragraph" style:parent-style-name="Preformatted_20_Text">
      <style:paragraph-properties fo:line-height="100%"/>
      <style:text-properties officeooo:rsid="0001962e" officeooo:paragraph-rsid="01193b12" fo:background-color="transparent"/>
    </style:style>
    <style:style style:name="P107" style:family="paragraph" style:parent-style-name="Standard">
      <style:paragraph-properties fo:line-height="100%"/>
      <style:text-properties officeooo:rsid="012bc623" officeooo:paragraph-rsid="012bc623" fo:background-color="transparent"/>
    </style:style>
    <style:style style:name="P108" style:family="paragraph" style:parent-style-name="Standard">
      <style:paragraph-properties fo:line-height="100%"/>
      <style:text-properties officeooo:rsid="012c2c89" officeooo:paragraph-rsid="012c2c89" fo:background-color="transparent"/>
    </style:style>
    <style:style style:name="P109" style:family="paragraph" style:parent-style-name="Standard">
      <style:paragraph-properties fo:line-height="100%"/>
      <style:text-properties officeooo:rsid="012da81c" officeooo:paragraph-rsid="012da81c" fo:background-color="transparent"/>
    </style:style>
    <style:style style:name="P110" style:family="paragraph" style:parent-style-name="Standard">
      <style:paragraph-properties fo:line-height="100%"/>
      <style:text-properties officeooo:rsid="012e350c" officeooo:paragraph-rsid="012e350c" fo:background-color="transparent"/>
    </style:style>
    <style:style style:name="P111" style:family="paragraph" style:parent-style-name="Standard">
      <style:paragraph-properties fo:line-height="100%"/>
      <style:text-properties officeooo:rsid="012ebf6d" officeooo:paragraph-rsid="012ebf6d" fo:background-color="transparent"/>
    </style:style>
    <style:style style:name="P112" style:family="paragraph" style:parent-style-name="Standard">
      <style:paragraph-properties fo:line-height="100%"/>
      <style:text-properties officeooo:rsid="01338c91" officeooo:paragraph-rsid="01338c91" fo:background-color="transparent"/>
    </style:style>
    <style:style style:name="P113" style:family="paragraph" style:parent-style-name="Standard">
      <style:paragraph-properties fo:line-height="100%"/>
      <style:text-properties officeooo:rsid="0001962e" officeooo:paragraph-rsid="01193b12" fo:background-color="#ffff6d"/>
    </style:style>
    <style:style style:name="P114" style:family="paragraph" style:parent-style-name="Standard">
      <style:paragraph-properties fo:line-height="100%"/>
      <style:text-properties fo:color="#00a933" loext:opacity="100%" style:text-underline-style="solid" style:text-underline-width="auto" style:text-underline-color="font-color" fo:font-weight="bold" officeooo:rsid="012150a0" officeooo:paragraph-rsid="012150a0" fo:background-color="#ffff6d" style:font-weight-asian="bold" style:font-weight-complex="bold"/>
    </style:style>
    <style:style style:name="P115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338c91" officeooo:paragraph-rsid="01338c91" fo:background-color="transparent"/>
    </style:style>
    <style:style style:name="P116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35f785" officeooo:paragraph-rsid="0135f785" fo:background-color="transparent"/>
    </style:style>
    <style:style style:name="P117" style:family="paragraph" style:parent-style-name="Standard" style:list-style-name="L1">
      <style:text-properties officeooo:rsid="00059e5d" officeooo:paragraph-rsid="00059e5d"/>
    </style:style>
    <style:style style:name="P118" style:family="paragraph" style:parent-style-name="Standard">
      <style:paragraph-properties fo:line-height="100%"/>
      <style:text-properties officeooo:rsid="0001962e" officeooo:paragraph-rsid="01400a20" fo:background-color="#fff5ce"/>
    </style:style>
    <style:style style:name="T1" style:family="text">
      <style:text-properties officeooo:rsid="0001962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f8503"/>
    </style:style>
    <style:style style:name="T4" style:family="text">
      <style:text-properties officeooo:rsid="0031c5dd"/>
    </style:style>
    <style:style style:name="T5" style:family="text">
      <style:text-properties officeooo:rsid="00334ff4"/>
    </style:style>
    <style:style style:name="T6" style:family="text">
      <style:text-properties officeooo:rsid="0033a196"/>
    </style:style>
    <style:style style:name="T7" style:family="text">
      <style:text-properties officeooo:rsid="0040bc57"/>
    </style:style>
    <style:style style:name="T8" style:family="text">
      <style:text-properties officeooo:rsid="004a2050"/>
    </style:style>
    <style:style style:name="T9" style:family="text">
      <style:text-properties officeooo:rsid="00527855"/>
    </style:style>
    <style:style style:name="T10" style:family="text">
      <style:text-properties officeooo:rsid="00540e33"/>
    </style:style>
    <style:style style:name="T11" style:family="text">
      <style:text-properties officeooo:rsid="0055047f"/>
    </style:style>
    <style:style style:name="T12" style:family="text">
      <style:text-properties officeooo:rsid="0057815b"/>
    </style:style>
    <style:style style:name="T13" style:family="text">
      <style:text-properties officeooo:rsid="0059b804"/>
    </style:style>
    <style:style style:name="T14" style:family="text">
      <style:text-properties officeooo:rsid="0060bd6b"/>
    </style:style>
    <style:style style:name="T15" style:family="text">
      <style:text-properties officeooo:rsid="006a2fcc"/>
    </style:style>
    <style:style style:name="T16" style:family="text">
      <style:text-properties officeooo:rsid="007c7572"/>
    </style:style>
    <style:style style:name="T17" style:family="text">
      <style:text-properties officeooo:rsid="007dcb96"/>
    </style:style>
    <style:style style:name="T18" style:family="text">
      <style:text-properties officeooo:rsid="0089bfbe"/>
    </style:style>
    <style:style style:name="T19" style:family="text">
      <style:text-properties officeooo:rsid="008ab549"/>
    </style:style>
    <style:style style:name="T20" style:family="text">
      <style:text-properties officeooo:rsid="008c9614"/>
    </style:style>
    <style:style style:name="T21" style:family="text">
      <style:text-properties officeooo:rsid="009b2303"/>
    </style:style>
    <style:style style:name="T22" style:family="text">
      <style:text-properties officeooo:rsid="009bfb52"/>
    </style:style>
    <style:style style:name="T23" style:family="text">
      <style:text-properties officeooo:rsid="00aea269"/>
    </style:style>
    <style:style style:name="T24" style:family="text">
      <style:text-properties officeooo:rsid="00c5fe09"/>
    </style:style>
    <style:style style:name="T25" style:family="text">
      <style:text-properties officeooo:rsid="00c9195d"/>
    </style:style>
    <style:style style:name="T26" style:family="text">
      <style:text-properties officeooo:rsid="00ca15d2"/>
    </style:style>
    <style:style style:name="T27" style:family="text">
      <style:text-properties officeooo:rsid="00dcede4"/>
    </style:style>
    <style:style style:name="T28" style:family="text">
      <style:text-properties officeooo:rsid="00f55e38"/>
    </style:style>
    <style:style style:name="T29" style:family="text">
      <style:text-properties officeooo:rsid="00fb3d1d"/>
    </style:style>
    <style:style style:name="T30" style:family="text">
      <style:text-properties fo:color="#dcdcaa" loext:opacity="100%"/>
    </style:style>
    <style:style style:name="T31" style:family="text">
      <style:text-properties fo:color="#ce9178" loext:opacity="100%"/>
    </style:style>
    <style:style style:name="T32" style:family="text">
      <style:text-properties officeooo:rsid="010d7c29"/>
    </style:style>
    <style:style style:name="T33" style:family="text">
      <style:text-properties fo:background-color="#fff5ce" loext:char-shading-value="0"/>
    </style:style>
    <style:style style:name="T34" style:family="text">
      <style:text-properties officeooo:rsid="006a2fcc" fo:background-color="#fff5ce" loext:char-shading-value="0"/>
    </style:style>
    <style:style style:name="T35" style:family="text">
      <style:text-properties officeooo:rsid="004a2050" fo:background-color="#fff5ce" loext:char-shading-value="0"/>
    </style:style>
    <style:style style:name="T36" style:family="text">
      <style:text-properties officeooo:rsid="01262bf0"/>
    </style:style>
    <style:style style:name="T37" style:family="text">
      <style:text-properties officeooo:rsid="012da81c"/>
    </style:style>
    <style:style style:name="T38" style:family="text">
      <style:text-properties officeooo:rsid="012e907f"/>
    </style:style>
    <style:style style:name="T39" style:family="text">
      <style:text-properties officeooo:rsid="01363bf2"/>
    </style:style>
    <style:style style:name="T40" style:family="text">
      <style:text-properties officeooo:rsid="0137eb9d"/>
    </style:style>
    <style:style style:name="T41" style:family="text">
      <style:text-properties officeooo:rsid="013d80ff"/>
    </style:style>
    <style:style style:name="T42" style:family="text">
      <style:text-properties officeooo:rsid="013f116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RVIZ2 <text:span text:style-name="T1">Opening Commands</text:span>:</text:p>
      <text:p text:style-name="P1"/>
      <text:p text:style-name="P2">cd ~/sdaadof_ws</text:p>
      <text:p text:style-name="P2">colcon build</text:p>
      <text:p text:style-name="P2">source install/setup.bash</text:p>
      <text:p text:style-name="P2">ros2 launch urdf_tutorial display.launch.py model:=/home/maryam-mahmood/sdaadof_ws/src/daadbot_desc/urdf/daadbot.urdf.xacro</text:p>
      <text:p text:style-name="P2"/>
      <text:p text:style-name="P2"/>
      <text:p text:style-name="P52">Opening manually:</text:p>
      <text:list xml:id="list1541988051" text:style-name="L1">
        <text:list-item>
          <text:p text:style-name="P117">ros2 run robot_state_publisher robot_state_publisher --ros-args -p robot_description:="$(xacro /home/maryam-mahmood/sdaadof_ws/src/daadbot_desc/urdf/daadbot.urdf.xacro)"</text:p>
        </text:list-item>
        <text:list-item>
          <text:p text:style-name="P117">ros2 run joint_state_publisher_gui joint_state_publisher_gui</text:p>
        </text:list-item>
        <text:list-item>
          <text:p text:style-name="P117">ros2 run rviz2 rviz2</text:p>
        </text:list-item>
      </text:list>
      <text:p text:style-name="P52"/>
      <text:p text:style-name="P52"/>
      <text:p text:style-name="P3">cd ~/sdaadof_ws</text:p>
      <text:p text:style-name="P3">colcon build</text:p>
      <text:p text:style-name="P3">source install/setup.bash</text:p>
      <text:p text:style-name="P52">ros2 launch daadbot_desc display.launch.py</text:p>
      <text:p text:style-name="P52"/>
      <text:p text:style-name="P4">cd ~/sdaadof_ws</text:p>
      <text:p text:style-name="P4">colcon build</text:p>
      <text:p text:style-name="P4">source install/setup.bash</text:p>
      <text:p text:style-name="P53">ros2 launch daadbot_desc gazebo.launch.py</text:p>
      <text:p text:style-name="P53"/>
      <text:p text:style-name="P53"/>
      <text:p text:style-name="P53"/>
      <text:p text:style-name="P55"><text:span text:style-name="T2">Controller Test Commands</text:span>:</text:p>
      <text:p text:style-name="P56">__________________________________________________________________________</text:p>
      <text:p text:style-name="P5">cd ~/sdaadof_ws</text:p>
      <text:p text:style-name="P5">colcon build</text:p>
      <text:p text:style-name="P55"><text:span text:style-name="T1">source install/setup.bash</text:span><text:line-break/>ros2 launch daadbot_desc gazebo.launch.py</text:p>
      <text:p text:style-name="P55"/>
      <text:p text:style-name="P5">cd ~/sdaadof_ws</text:p>
      <text:p text:style-name="P5">colcon build</text:p>
      <text:p text:style-name="P5">source install/setup.bash</text:p>
      <text:p text:style-name="P55">ros2 launch daadbot_controller controller.launch.py</text:p>
      <text:p text:style-name="P55"/>
      <text:p text:style-name="P5">cd ~/sdaadof_ws</text:p>
      <text:p text:style-name="P5">colcon build</text:p>
      <text:p text:style-name="P5">source install/setup.bash</text:p>
      <text:p text:style-name="P55">ros2 topic pub /gripper_controller/commands std_msgs/msg/Float64MultiArray "layout:</text:p>
      <text:p text:style-name="P55"><text:s text:c="2"/>dim: []</text:p>
      <text:p text:style-name="P55"><text:s text:c="2"/>data_offset: 0</text:p>
      <text:p text:style-name="P55">data: [-1]"</text:p>
      <text:p text:style-name="P56">__________________________________________________________________________</text:p>
      <text:p text:style-name="P56"/>
      <text:p text:style-name="P56"/>
      <text:p text:style-name="P56"><text:soft-page-break/></text:p>
      <text:p text:style-name="P56"/>
      <text:p text:style-name="P60">____________________________________________________________________________</text:p>
      <text:p text:style-name="P60"/>
      <text:p text:style-name="P60">ros2 topic pubarm_controller/commanands std_msgs/msg/Float64MultiArray "layout:</text:p>
      <text:p text:style-name="P60"><text:s text:c="2"/>dim: []</text:p>
      <text:p text:style-name="P60"><text:s text:c="2"/>data_offset: 0</text:p>
      <text:p text:style-name="P60">data: [0, 0, 0, 0, 0, 0, 0]"</text:p>
      <text:p text:style-name="P60"/>
      <text:p text:style-name="P60"/>
      <text:p text:style-name="P60">ros2 topic pub /arm_controller/commands std_msgs/msg/Float64MultiArray "layout:</text:p>
      <text:p text:style-name="P60"><text:s text:c="2"/>dim: []</text:p>
      <text:p text:style-name="P60"><text:s text:c="2"/>data_offset: 0</text:p>
      <text:p text:style-name="P60">data: [0.1, -0.2, 0.2, 0.3, -0.5, 0.1, 0.2]"</text:p>
      <text:p text:style-name="P60">____________________________________________________________________________</text:p>
      <text:p text:style-name="P60"/>
      <text:p text:style-name="P57">TF:<text:line-break/></text:p>
      <text:p text:style-name="P6">cd ~/sdaadof_ws</text:p>
      <text:p text:style-name="P6">colcon build</text:p>
      <text:p text:style-name="P6">source install/setup.bash</text:p>
      <text:p text:style-name="P54">ros2 launch daadbot_desc display.launch.py</text:p>
      <text:p text:style-name="P57">___________________________________________________________________________</text:p>
      <text:p text:style-name="P57">ros2 topic echo /tf</text:p>
      <text:p text:style-name="P57">___________________________________________________________________________</text:p>
      <text:p text:style-name="P57">ros2 run tf2_ros tf2_echo Link_1 Link_2</text:p>
      <text:p text:style-name="P57">___________________________________________________________________________</text:p>
      <text:p text:style-name="P57">ros2 run tf2_tools view_frames</text:p>
      <text:p text:style-name="P57">evince frames_2025-02-08_15.50.08.pdf</text:p>
      <text:p text:style-name="P57">___________________________________________________________________________</text:p>
      <text:p text:style-name="P57"/>
      <text:p text:style-name="P57"/>
      <text:p text:style-name="P57"/>
      <text:p text:style-name="P57"/>
      <text:p text:style-name="P59">Moveit2</text:p>
      <text:p text:style-name="P58">___________________________________________________________________________</text:p>
      <text:p text:style-name="P7">cd ~/sdaadof_ws</text:p>
      <text:p text:style-name="P7">colcon build</text:p>
      <text:p text:style-name="P7">source install/setup.bash</text:p>
      <text:p text:style-name="P7">ros2 launch daadbot_desc gazebo.launch.py</text:p>
      <text:p text:style-name="P7"/>
      <text:p text:style-name="P8">cd ~/sdaadof_ws</text:p>
      <text:p text:style-name="P8">colcon build</text:p>
      <text:p text:style-name="P8">source install/setup.bash</text:p>
      <text:p text:style-name="P8">ros2 launch daadbot_controller controller.launch.py</text:p>
      <text:p text:style-name="P8"/>
      <text:p text:style-name="P8"/>
      <text:p text:style-name="P8">cd ~/sdaadof_ws</text:p>
      <text:p text:style-name="P8">colcon build</text:p>
      <text:p text:style-name="P8">source install/setup.bash</text:p>
      <text:p text:style-name="P8">ros2 launch daadbot_moveit moveit.launch.py</text:p>
      <text:p text:style-name="P7"/>
      <text:p text:style-name="P7"><text:soft-page-break/></text:p>
      <text:p text:style-name="P7"/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desc gazebo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controller controller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moveit moveit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9">ros2 launch daadbot_posegen mp_interface.launch.py</text:p>
      <text:p text:style-name="P9"/>
      <text:p text:style-name="P9">ros2 launch daadbot_handpose wpose_mv_interface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action send_goal /multi_task_server daadbot_msgs/action/DaadbotTaskServer "task_id: 1"</text:p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0">daadbot_handpose</text:p>
      <text:p text:style-name="P61">Uses task IDs to bring manipulator to a hand pose in base frame.<text:tab/><text:tab/>(IK)</text:p>
      <text:p text:style-name="P61"/>
      <text:p text:style-name="P10">daadbot_<text:span text:style-name="T3">posegen</text:span></text:p>
      <text:p text:style-name="P61">Uses task IDs to bring manipulator to a set of joint angles.<text:tab/><text:tab/><text:tab/>(FK)</text:p>
      <text:p text:style-name="P61"/>
      <text:p text:style-name="P63">moveit_pose:</text:p>
      <text:p text:style-name="P62"><text:span text:style-name="T4">Brings</text:span> manipulator to a hand pose in <text:span text:style-name="T4">world</text:span> frame <text:span text:style-name="T4">without task IDs</text:span>.<text:tab/>(IK)</text:p>
      <text:p text:style-name="P61"/>
      <text:p text:style-name="P61"/>
      <text:p text:style-name="P61"/>
      <text:p text:style-name="P63">Without Task IDs <text:span text:style-name="T5">and launch file</text:span>:</text:p>
      <text:p text:style-name="P61"/>
      <text:p text:style-name="P72">cd ~/daad<text:span text:style-name="T26">bot</text:span>_ws</text:p>
      <text:p text:style-name="P72">colcon build</text:p>
      <text:p text:style-name="P72">source install/setup.bash</text:p>
      <text:p text:style-name="P72">ros2 launch daadbot_desc gazebo.launch.py</text:p>
      <text:p text:style-name="P72"/>
      <text:p text:style-name="P72"/>
      <text:p text:style-name="P72">cd ~/daad<text:span text:style-name="T26">bot</text:span>_ws</text:p>
      <text:p text:style-name="P72">colcon build</text:p>
      <text:p text:style-name="P72">source install/setup.bash</text:p>
      <text:p text:style-name="P72">ros2 launch daadbot_controller controller.launch.py</text:p>
      <text:p text:style-name="P72"/>
      <text:p text:style-name="P72"/>
      <text:p text:style-name="P72">cd ~/daad<text:span text:style-name="T26">bot</text:span>_ws</text:p>
      <text:p text:style-name="P72">colcon build</text:p>
      <text:p text:style-name="P72">source install/setup.bash</text:p>
      <text:p text:style-name="P72">ros2 launch daadbot_moveit moveit.launch.py</text:p>
      <text:p text:style-name="P72"/>
      <text:p text:style-name="P72"/>
      <text:p text:style-name="P72">cd ~/daad<text:span text:style-name="T26">bot</text:span>_ws</text:p>
      <text:p text:style-name="P72">colcon build</text:p>
      <text:p text:style-name="P72">source install/setup.bash</text:p>
      <text:p text:style-name="P75">ros2 run moveit_pose hand_pose_node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11"><text:soft-page-break/>cd ~/sdaadof_ws</text:p>
      <text:p text:style-name="P11">colcon build</text:p>
      <text:p text:style-name="P11">source install/setup.bash</text:p>
      <text:p text:style-name="P11">ros2 run some_examples_cpp lifecycle_node_ex</text:p>
      <text:p text:style-name="P11"/>
      <text:p text:style-name="P64"/>
      <text:p text:style-name="P11">ros2 lifecycle nodes</text:p>
      <text:p text:style-name="P11">ros2 lifecycle get /my_lifecycle_node</text:p>
      <text:p text:style-name="P11">ros2 lifecycle set /my_lifecycle_node configure</text:p>
      <text:p text:style-name="P11">ros2 lifecycle set /my_lifecycle_node <text:span text:style-name="T6">activate</text:span></text:p>
      <text:p text:style-name="P11">ros2 lifecycle list /my_lifecycle_node</text:p>
      <text:p text:style-name="P11"/>
      <text:p text:style-name="P11"/>
      <text:p text:style-name="P11"/>
      <text:p text:style-name="P11">source ~/mediapipe_pose/bin/activate</text:p>
      <text:p text:style-name="P12">cd ~/sdaadof_ws</text:p>
      <text:p text:style-name="P12">colcon build</text:p>
      <text:p text:style-name="P12">source install/setup.bash</text:p>
      <text:p text:style-name="P11">ros2 run some_examples_py mpipe</text:p>
      <text:p text:style-name="P11"/>
      <text:p text:style-name="P11"/>
      <text:p text:style-name="P71">source ~/mediapipe_pose/bin/activate</text:p>
      <text:p text:style-name="P71">cd ~/<text:span text:style-name="T7">daadbot</text:span>_ws</text:p>
      <text:p text:style-name="P71">colcon build</text:p>
      <text:p text:style-name="P71">source install/setup.bash</text:p>
      <text:p text:style-name="P71">ros2 run some_examples_py mpipe</text:p>
      <text:p text:style-name="P11"/>
      <text:p text:style-name="P11"/>
      <text:p text:style-name="P11">export PYTHONPATH=$HOME/mediapipe_pose/lib/python3.12/site-packages:$PYTHONPATH</text:p>
      <text:p text:style-name="P11"/>
      <text:p text:style-name="P11"/>
      <text:p text:style-name="P11"/>
      <text:p text:style-name="P11">ros2 launch daadbot_desc gazebo_effort.launch.py</text:p>
      <text:p text:style-name="P11">ros2 launch daadbot_controller effort_controller.launch.py</text:p>
      <text:p text:style-name="P11">ros2 launch daadbot_moveit moveit_effort.launch.py<text:line-break/></text:p>
      <text:p text:style-name="P11"/>
      <text:p text:style-name="P11">ros2 launch daadbot_desc gazebo_vel.launch.py</text:p>
      <text:p text:style-name="P11">ros2 launch daadbot_controller vel_controller.launch.py</text:p>
      <text:p text:style-name="P11">ros2 launch daadbot_moveit moveit_vel.launch.py</text:p>
      <text:p text:style-name="P11"/>
      <text:p text:style-name="P11">ros2 launch daadbot_posegen input_moveit.launch.py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3">cd ~/<text:span text:style-name="T8">daadbot</text:span>_ws</text:p>
      <text:p text:style-name="P13">colcon build</text:p>
      <text:p text:style-name="P13">source install/setup.bash</text:p>
      <text:p text:style-name="P13">ros2 launch daadbot_desc gazebo.launch.py</text:p>
      <text:p text:style-name="P13"/>
      <text:p text:style-name="P13"/>
      <text:p text:style-name="P14">cd ~/<text:span text:style-name="T8">daadbot</text:span>_ws</text:p>
      <text:p text:style-name="P13">colcon build</text:p>
      <text:p text:style-name="P13">source install/setup.bash</text:p>
      <text:p text:style-name="P13">ros2 launch daadbot_controller controller.launch.py</text:p>
      <text:p text:style-name="P13"/>
      <text:p text:style-name="P13"/>
      <text:p text:style-name="P14">cd ~/<text:span text:style-name="T8">daadbot</text:span>_ws</text:p>
      <text:p text:style-name="P13">colcon build</text:p>
      <text:p text:style-name="P13">source install/setup.bash</text:p>
      <text:p text:style-name="P13">ros2 launch daadbot_moveit moveit.launch.py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desc gazebo_vel.launch.py</text:p>
      <text:p text:style-name="P15"/>
      <text:p text:style-name="P15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controller vel_controller.launch.py</text:p>
      <text:p text:style-name="P15"/>
      <text:p text:style-name="P15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moveit moveit_vel.launch.py</text:p>
      <text:p text:style-name="P13"/>
      <text:p text:style-name="P13">/home/maryammahmood/Downloads/final_7dof_urdf_9oct2024/meshes</text:p>
      <text:p text:style-name="P13"/>
      <text:p text:style-name="P13"/>
      <text:p text:style-name="P13"/>
      <text:p text:style-name="P13">ros2 launch daadbot_bringup sim_robot.launch.py</text:p>
      <text:p text:style-name="P13"/>
      <text:p text:style-name="P13"/>
      <text:p text:style-name="P13"/>
      <text:p text:style-name="P13"/>
      <text:p text:style-name="P16"><text:soft-page-break/>cd ~/<text:span text:style-name="T9">n</text:span><text:span text:style-name="T8">daadbot</text:span>_ws</text:p>
      <text:p text:style-name="P16">colcon build</text:p>
      <text:p text:style-name="P16">source install/setup.bash</text:p>
      <text:p text:style-name="P16">ros2 launch daadbot_desc gazebo_<text:span text:style-name="T10">table_</text:span>vel.launch.py</text:p>
      <text:p text:style-name="P16"/>
      <text:p text:style-name="P16"/>
      <text:p text:style-name="P17">cd ~/<text:span text:style-name="T9">n</text:span><text:span text:style-name="T8">daadbot</text:span>_ws</text:p>
      <text:p text:style-name="P17">colcon build</text:p>
      <text:p text:style-name="P17">source install/setup.bash</text:p>
      <text:p text:style-name="P17">ros2 launch daadbot_controller vel_controller<text:span text:style-name="T11">_table</text:span>.launch.py</text:p>
      <text:p text:style-name="P17"/>
      <text:p text:style-name="P17"/>
      <text:p text:style-name="P18">cd ~/<text:span text:style-name="T9">n</text:span><text:span text:style-name="T8">daadbot</text:span>_ws</text:p>
      <text:p text:style-name="P18">colcon build</text:p>
      <text:p text:style-name="P18">source install/setup.bash</text:p>
      <text:p text:style-name="P18">ros2 launch daadbot_moveit moveit_table.launch.py</text:p>
      <text:p text:style-name="P18"/>
      <text:p text:style-name="P18"/>
      <text:p text:style-name="P22">cd ~/<text:span text:style-name="T9">n</text:span><text:span text:style-name="T8">daadbot</text:span>_ws</text:p>
      <text:p text:style-name="P22">colcon build</text:p>
      <text:p text:style-name="P22">source install/setup.bash</text:p>
      <text:p text:style-name="P22">ros2 run daadbot_moveit trajectory_plotter.py</text:p>
      <text:p text:style-name="P18"/>
      <text:p text:style-name="P18"/>
      <text:p text:style-name="P18"/>
      <text:p text:style-name="P18"/>
      <text:p text:style-name="P19">ros2 launch daadbot_bringup sim_robot<text:span text:style-name="T12">_table</text:span>.launch.py</text:p>
      <text:p text:style-name="P23">ros2 launch daadbot_bringup <text:span text:style-name="T14">real</text:span>_robot<text:span text:style-name="T12">_table</text:span>.launch.py</text:p>
      <text:p text:style-name="P23"/>
      <text:p text:style-name="P23"/>
      <text:p text:style-name="P23"/>
      <text:p text:style-name="P23"/>
      <text:p text:style-name="P19"/>
      <text:p text:style-name="P24">cd ~/<text:span text:style-name="T9">n</text:span><text:span text:style-name="T8">daadbot</text:span>_ws</text:p>
      <text:p text:style-name="P24">colcon build</text:p>
      <text:p text:style-name="P24">source install/setup.bash</text:p>
      <text:p text:style-name="P24">ros2 launch daadbot_bringup sim_robot<text:span text:style-name="T12">_table</text:span>.launch.py</text:p>
      <text:p text:style-name="P24"/>
      <text:p text:style-name="P24"/>
      <text:p text:style-name="P25">cd ~/<text:span text:style-name="T9">n</text:span><text:span text:style-name="T8">daadbot</text:span>_ws</text:p>
      <text:p text:style-name="P25">colcon build</text:p>
      <text:p text:style-name="P25">source install/setup.bash</text:p>
      <text:p text:style-name="P25">ros2 launch daadbot_bringup <text:span text:style-name="T14">real</text:span>_robot<text:span text:style-name="T12">_table</text:span>.launch.py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20">cd ~/<text:span text:style-name="T13">m</text:span><text:span text:style-name="T8">daadbot</text:span>_ws</text:p>
      <text:p text:style-name="P20">colcon build</text:p>
      <text:p text:style-name="P20">source install/setup.bash</text:p>
      <text:p text:style-name="P20">ros2 launch daadbot_desc gazebo_<text:span text:style-name="T13">n</text:span><text:span text:style-name="T10">table_</text:span>vel.launch.py</text:p>
      <text:p text:style-name="P20"/>
      <text:p text:style-name="P20">cd ~/<text:span text:style-name="T13">m</text:span><text:span text:style-name="T8">daadbot</text:span>_ws</text:p>
      <text:p text:style-name="P20">colcon build</text:p>
      <text:p text:style-name="P20">source install/setup.bash</text:p>
      <text:p text:style-name="P20">ros2 launch daadbot_controller vel_controller<text:span text:style-name="T11">_table</text:span>.launch.py</text:p>
      <text:p text:style-name="P20"/>
      <text:p text:style-name="P20"/>
      <text:p text:style-name="P20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desc gazebo_<text:span text:style-name="T10">table_</text:span>vel.launch.py</text:p>
      <text:p text:style-name="P21"/>
      <text:p text:style-name="P21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controller vel_controller<text:span text:style-name="T11">_table</text:span>.launch.py</text:p>
      <text:p text:style-name="P21"/>
      <text:p text:style-name="P21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moveit moveit_table.launch.py</text:p>
      <text:p text:style-name="P21"/>
      <text:p text:style-name="P21"/>
      <text:p text:style-name="P21">cd ~/.mujoco/mujoco-3.3.2/bin</text:p>
      <text:p text:style-name="P21">./simulate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6">cd ~/xdaadbot_ws</text:p>
      <text:p text:style-name="P27">colcon build</text:p>
      <text:p text:style-name="P27">source install/setup.bash</text:p>
      <text:p text:style-name="P26">ros2 launch daadbot_desc gazebo_table_vel.launch.py</text:p>
      <text:p text:style-name="P26"/>
      <text:p text:style-name="P27">cd ~/<text:span text:style-name="T15">x</text:span><text:span text:style-name="T8">daadbot</text:span>_ws</text:p>
      <text:p text:style-name="P27">colcon build</text:p>
      <text:p text:style-name="P27">source install/setup.bash</text:p>
      <text:p text:style-name="P27">ros2 launch daadbot_controller vel_controller<text:span text:style-name="T11">_table</text:span>.launch.py</text:p>
      <text:p text:style-name="P27"/>
      <text:p text:style-name="P27"/>
      <text:p text:style-name="P27">cd ~/<text:span text:style-name="T15">x</text:span><text:span text:style-name="T8">daadbot</text:span>_ws</text:p>
      <text:p text:style-name="P27">colcon build</text:p>
      <text:p text:style-name="P27">source install/setup.bash</text:p>
      <text:p text:style-name="P27">ros2 launch daadbot_moveit moveit_table.launch.py</text:p>
      <text:p text:style-name="P27"/>
      <text:p text:style-name="P27"/>
      <text:p text:style-name="P28">cd ~/<text:span text:style-name="T15">x</text:span><text:span text:style-name="T8">daadbot</text:span>_ws</text:p>
      <text:p text:style-name="P28">colcon build</text:p>
      <text:p text:style-name="P28">source install/setup.bash</text:p>
      <text:p text:style-name="P28">ros2 launch daadbot_bringup <text:span text:style-name="T14">real</text:span>_robot<text:span text:style-name="T12">_table</text:span>.launch.py</text:p>
      <text:p text:style-name="P28"/>
      <text:p text:style-name="P33">cd ~/<text:span text:style-name="T15">x</text:span><text:span text:style-name="T8">daadbot</text:span>_ws</text:p>
      <text:p text:style-name="P33">colcon build</text:p>
      <text:p text:style-name="P33">source install/setup.bash</text:p>
      <text:p text:style-name="P33">ros2 launch daadbot_bringup <text:span text:style-name="T19">sim</text:span>_robot<text:span text:style-name="T12">_table</text:span>.launch.py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4">cd ~/xdaadbot_ws</text:p>
      <text:p text:style-name="P34">colcon build</text:p>
      <text:p text:style-name="P34">source install/setup.bash</text:p>
      <text:p text:style-name="P34">ros2 launch daadbot_desc gazebo_table_<text:span text:style-name="T20">effort</text:span>.launch.py</text:p>
      <text:p text:style-name="P34"/>
      <text:p text:style-name="P34">cd ~/<text:span text:style-name="T15">x</text:span><text:span text:style-name="T8">daadbot</text:span>_ws</text:p>
      <text:p text:style-name="P34">colcon build</text:p>
      <text:p text:style-name="P34">source install/setup.bash</text:p>
      <text:p text:style-name="P34">ros2 launch daadbot_controller <text:span text:style-name="T20">effort</text:span>_controller<text:span text:style-name="T11">_table</text:span>.launch.py</text:p>
      <text:p text:style-name="P34"/>
      <text:p text:style-name="P34"/>
      <text:p text:style-name="P34"/>
      <text:p text:style-name="P34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65">cd ~/mujoco_ws</text:p>
      <text:p text:style-name="P29">colcon build</text:p>
      <text:p text:style-name="P29">source install/setup.bash</text:p>
      <text:p text:style-name="P65">ros2 launch mujoco_demo_robot cart_effort.launch.p<text:span text:style-name="T16">y</text:span></text:p>
      <text:p text:style-name="P65"/>
      <text:p text:style-name="P66">cd ~/mujoco_ws</text:p>
      <text:p text:style-name="P30">colcon build</text:p>
      <text:p text:style-name="P30">source install/setup.bash</text:p>
      <text:p text:style-name="P65">ros2 run mujoco_ros2_control_demos example_effort</text:p>
      <text:p text:style-name="P65"/>
      <text:p text:style-name="P65"/>
      <text:p text:style-name="P67">cd ~/mujoco<text:span text:style-name="T17">2</text:span>_ws</text:p>
      <text:p text:style-name="P31">colcon build</text:p>
      <text:p text:style-name="P31">source install/setup.bash</text:p>
      <text:p text:style-name="P65">ros2 launch kuka_velocity_control mujoco.py</text:p>
      <text:p text:style-name="P65"/>
      <text:p text:style-name="P65"/>
      <text:p text:style-name="P65"/>
      <text:p text:style-name="P65"/>
      <text:p text:style-name="P65"/>
      <text:p text:style-name="P65"/>
      <text:p text:style-name="P68">cd ~/<text:span text:style-name="T18">zdaadbot_ws</text:span></text:p>
      <text:p text:style-name="P32">colcon build</text:p>
      <text:p text:style-name="P32">source install/setup.bash</text:p>
      <text:p text:style-name="P65">ros2 launch mujoco_demo_robot daadbot.launch.py</text:p>
      <text:p text:style-name="P65"/>
      <text:p text:style-name="P65"/>
      <text:p text:style-name="P65"/>
      <text:p text:style-name="P65">source ~/dartpy_env/bin/activate</text:p>
      <text:p text:style-name="P65">python3 /home/maryam-mahmood/dartcode.py</text:p>
      <text:p text:style-name="P65"/>
      <text:p text:style-name="P65"/>
      <text:p text:style-name="P65">xdg-open /opt/ros/jazzy/opt/gz_sim_vendor/share/gz/gz-sim8/worlds</text:p>
      <text:p text:style-name="P65"/>
      <text:p text:style-name="P65">xdg-open /usr/share/ignition/ignition-gazebo6/worlds/</text:p>
      <text:p text:style-name="P65"/>
      <text:p text:style-name="P65">gz sim sensors.sdf</text:p>
      <text:p text:style-name="P65">gz topic -e -t /world/sensors/model/force_torque_demo/joint/joint_01/sensor/force_torque/forcetorque</text:p>
      <text:p text:style-name="P65"/>
      <text:p text:style-name="P65">gz sim /home/maryam-mahmood/custom_gz_worlds/force_torque_demo.sdf</text:p>
      <text:p text:style-name="P65"/>
      <text:p text:style-name="P65"/>
      <text:p text:style-name="P65">gz topic -e -t /world/empty/model/daadbot/joint/joint_1/sensor/ft_sensor_joint_1/forcetorque</text:p>
      <text:p text:style-name="P65"/>
      <text:p text:style-name="P65"/>
      <text:p text:style-name="P35">cd ~/<text:span text:style-name="T21">u</text:span><text:span text:style-name="T8">daadbot</text:span>_ws</text:p>
      <text:p text:style-name="P35">colcon build</text:p>
      <text:p text:style-name="P35">source install/setup.bash</text:p>
      <text:p text:style-name="P35">ros2 launch daadbot_bringup <text:span text:style-name="T23">real</text:span>_robot<text:span text:style-name="T12">_table</text:span>.launch.py</text:p>
      <text:p text:style-name="P35"/>
      <text:p text:style-name="P35"><text:soft-page-break/></text:p>
      <text:p text:style-name="P35"/>
      <text:p text:style-name="P35"/>
      <text:p text:style-name="P35"/>
      <text:p text:style-name="P69">zdaadbot – For mujoco integration.</text:p>
      <text:p text:style-name="P69">udaadbot - <text:s/>with new hardware interface.</text:p>
      <text:p text:style-name="P69"><text:span text:style-name="T22">x</text:span>daadbot – with gazebo plugin for force-torque. <text:span text:style-name="T22">(only joint_1 for now.</text:span><text:span text:style-name="T24">)</text:span></text:p>
      <text:p text:style-name="P69"/>
      <text:p text:style-name="P69"/>
      <text:p text:style-name="P69"/>
      <text:p text:style-name="P70">Humble:</text:p>
      <text:p text:style-name="P69">ros2 launch realsense2_camera rs_launch.py pointcloud.enable:=true</text:p>
      <text:p text:style-name="P70">rviz2</text:p>
      <text:p text:style-name="P70">pointcloud from depth/<text:span text:style-name="T25">color/points</text:span> topic.</text:p>
      <text:p text:style-name="P69"/>
      <text:p text:style-name="P69"/>
      <text:p text:style-name="P69">python /home/maryammahmood/Documents/IK_URDF/inertia_trimesh</text:p>
      <text:p text:style-name="P69"/>
      <text:p text:style-name="P69"/>
      <text:p text:style-name="P69"/>
      <text:p text:style-name="P69">source ~/pin_env/bin/activate</text:p>
      <text:p text:style-name="P69">python /home/maryammahmood/Documents/IK_URDF/rob_dyn.py</text:p>
      <text:p text:style-name="P69"/>
      <text:p text:style-name="P69"/>
      <text:p text:style-name="P69"/>
      <text:p text:style-name="P69"/>
      <text:p text:style-name="P76">cd ~/ws_moveit2</text:p>
      <text:p text:style-name="P36">source install/setup.bash</text:p>
      <text:p text:style-name="P69">ros2 launch moveit_servo servo_example.launch.py</text:p>
      <text:p text:style-name="P69"/>
      <text:p text:style-name="P77">cd ~/ws_moveit2</text:p>
      <text:p text:style-name="P37">source install/setup.bash</text:p>
      <text:p text:style-name="P69">ros2 service call /servo_node/start_servo std_srvs/srv/Trigger {}</text:p>
      <text:p text:style-name="P69"/>
      <text:p text:style-name="P77">cd ~/ws_moveit2</text:p>
      <text:p text:style-name="P37">source install/setup.bash</text:p>
      <text:p text:style-name="P69">ros2 run moveit2_tutorials servo_keyboard_input</text:p>
      <text:p text:style-name="P69"/>
      <text:p text:style-name="P69"/>
      <text:p text:style-name="P78">cd ~/ws_moveit2</text:p>
      <text:p text:style-name="P38">source install/setup.bash</text:p>
      <text:p text:style-name="P38">ros2 launch moveit2_tutorials servo_cpp_interface_demo.launch.py</text:p>
      <text:p text:style-name="Text_20_body"><text:line-break/></text:p>
      <text:p text:style-name="Text_20_body"/>
      <text:p text:style-name="P79">cd ~/ros2_control_demos</text:p>
      <text:p text:style-name="P39">source install/setup.bash</text:p>
      <text:p text:style-name="P80">ros2 launch ros2_control_demo_example_7 r6bot_controller.launch.py</text:p>
      <text:p text:style-name="P80"/>
      <text:p text:style-name="P80"/>
      <text:p text:style-name="P80"/>
      <text:p text:style-name="P80"><text:soft-page-break/></text:p>
      <text:p text:style-name="P79">cd ~/ros2_control_demos</text:p>
      <text:p text:style-name="P39">source install/setup.bash</text:p>
      <text:p text:style-name="P80">ros2 launch ros2_control_demo_example_7 send_trajectory.launch.py</text:p>
      <text:p text:style-name="P80"/>
      <text:p text:style-name="P81"/>
      <text:p text:style-name="P81"/>
      <text:p text:style-name="P40">cd ~/<text:span text:style-name="T15">x</text:span><text:span text:style-name="T8">daadbot</text:span>_ws</text:p>
      <text:p text:style-name="P40">colcon build</text:p>
      <text:p text:style-name="P40">source install/setup.bash</text:p>
      <text:p text:style-name="P41">ros2 launch daadbot_<text:span text:style-name="T27">desc</text:span> <text:span text:style-name="T27">cam_bot</text:span>.launch.py</text:p>
      <text:p text:style-name="P41"/>
      <text:p text:style-name="P41"/>
      <text:p text:style-name="P87">cd ~/<text:span text:style-name="T15">x</text:span><text:span text:style-name="T8">daadbot</text:span>_ws</text:p>
      <text:p text:style-name="P87">colcon build</text:p>
      <text:p text:style-name="P87">source install/setup.bash</text:p>
      <text:p text:style-name="P87">ros2 launch daadbot_bringup <text:span text:style-name="T19">sim</text:span>_robot<text:span text:style-name="T12">_table</text:span>.launch.py</text:p>
      <text:p text:style-name="P50"/>
      <text:p text:style-name="P50">ros2 run tf2_ros static_transform_publisher --x 0.04 --y -0.05 --z 0.114463048454132 --roll 1.5707963267949 --pitch 0 --yaw 0 --frame-id Link_1 --child-frame-id daadbot/joint_2/tcp_fts_sensor_joint_2</text:p>
      <text:p text:style-name="P50"/>
      <text:p text:style-name="P42">ros2 run tf2_ros tf2_echo Link_1 daadbot/joint_2/tcp_fts_sensor_joint_2 </text:p>
      <text:p text:style-name="P42"/>
      <text:p text:style-name="P42"/>
      <text:p text:style-name="P42">source install/setup.bash</text:p>
      <text:p text:style-name="P42">ros2 topic echo /daadbot/z_torques</text:p>
      <text:p text:style-name="P42"/>
      <text:p text:style-name="P42"/>
      <text:p text:style-name="P42"/>
      <text:p text:style-name="P42"/>
      <text:p text:style-name="P42">export DART_DATA_LOCAL_PATH=/home/maryammahmood/dart/data/</text:p>
      <text:p text:style-name="P42">python3 /home/maryammahmood/dart/kr5_sim.py</text:p>
      <text:p text:style-name="P42">python3 /home/maryammahmood/dart/new_code.py</text:p>
      <text:p text:style-name="P42"/>
      <text:p text:style-name="P42"/>
      <text:p text:style-name="P42"/>
      <text:p text:style-name="P43"/>
      <text:p text:style-name="P42"/>
      <text:p text:style-name="P42"/>
      <text:p text:style-name="P42"><draw:frame draw:style-name="fr2" draw:name="Image2" text:anchor-type="char" svg:width="6.6929in" svg:height="4.1299in" draw:z-index="0"><draw:image xlink:href="Pictures/10000001000004E300000304A94B6BDB725BBF38.png" xlink:type="simple" xlink:show="embed" xlink:actuate="onLoad" draw:mime-type="image/png"/></draw:frame></text:p>
      <text:p text:style-name="P42"/>
      <text:p text:style-name="P42"/>
      <text:p text:style-name="P42"><draw:frame draw:style-name="fr1" draw:name="Image1" text:anchor-type="char" svg:width="4.3291in" svg:height="3.9508in" draw:z-index="1"><draw:image xlink:href="Pictures/1000000100000339000002F196E26A3E06856657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4">source <text:span text:style-name="T28">~/</text:span>rerun_env/bin/activate</text:p>
      <text:p text:style-name="P44">python /home/maryammahmood/rerun_code.py</text:p>
      <text:p text:style-name="P44"/>
      <text:p text:style-name="P44"/>
      <text:p text:style-name="P82">conda activate mujmpc_env &amp;&amp; cd ~/mujocoMPC/mujoco_mpc/build/bin &amp;&amp; ./mjpc</text:p>
      <text:p text:style-name="P44"/>
      <text:p text:style-name="P44"/>
      <text:p text:style-name="P44"><text:span text:style-name="T29">c</text:span>onda activate env_isaaclab</text:p>
      <text:p text:style-name="P45">python /home/maryammahmood/gpu_training_inf/vae_gpu.py<text:line-break/><text:line-break/><text:line-break/><text:span text:style-name="T29">c</text:span>onda activate env_isaaclab</text:p>
      <text:p text:style-name="P45">python /home/maryammahmood/gpu_training_inf/vae_transformer.py<text:line-break/></text:p>
      <text:p text:style-name="P45"/>
      <text:p text:style-name="P83"><text:span text:style-name="T30">cd</text:span> <text:span text:style-name="T31">/home/maryammahmood/mujocoMPC/mujoco_mpc/build/bin</text:span></text:p>
      <text:p text:style-name="P86">./mjpc</text:p>
      <text:p text:style-name="P84"><text:line-break/></text:p>
      <text:p text:style-name="P85"><text:span text:style-name="T30">conda</text:span> <text:span text:style-name="T31">activate</text:span> <text:span text:style-name="T31">mujmpc_env</text:span> &amp;&amp; <text:span text:style-name="T30">cd</text:span> <text:span text:style-name="T31">~/mujocoMPC/mujoco_mpc/build/bin</text:span> &amp;&amp; <text:span text:style-name="T30">./mjpc</text:span></text:p>
      <text:p text:style-name="P51"/>
      <text:p text:style-name="P85"><text:span text:style-name="T30">cd</text:span> <text:span text:style-name="T31">~/mujocoMPC/mujoco_mpc/build/bin</text:span> &amp;&amp; <text:span text:style-name="T30">./mjpc</text:span></text:p>
      <text:p text:style-name="P45"/>
      <text:p text:style-name="P99"/>
      <text:p text:style-name="P101">cd ~/<text:span text:style-name="T32">x</text:span><text:span text:style-name="T18">daadbot_ws</text:span></text:p>
      <text:p text:style-name="P102">colcon build</text:p>
      <text:p text:style-name="P103">source install/setup.bash</text:p>
      <text:p text:style-name="P104">ros2 launch daadbot_bringu<text:span text:style-name="T32">p </text:span>sim_robot_table.launch.py</text:p>
      <text:p text:style-name="P104"/>
      <text:p text:style-name="P104"/>
      <text:p text:style-name="P101">cd ~/<text:span text:style-name="T32">x</text:span><text:span text:style-name="T18">daadbot_ws</text:span></text:p>
      <text:p text:style-name="P102">colcon build</text:p>
      <text:p text:style-name="P103">source install/setup.bash</text:p>
      <text:p text:style-name="P103">ros2 run some_examples_py tf_visualizer</text:p>
      <text:p text:style-name="P103"/>
      <text:p text:style-name="P103"/>
      <text:p text:style-name="P101">cd ~/<text:span text:style-name="T32">x</text:span><text:span text:style-name="T18">daadbot_ws</text:span></text:p>
      <text:p text:style-name="P102">colcon build</text:p>
      <text:p text:style-name="P103">source install/setup.bash</text:p>
      <text:p text:style-name="P103">ros2 run moveit_pose hand_pose_node</text:p>
      <text:p text:style-name="Standard"/>
      <text:p text:style-name="P100">In the git-controlled version.</text:p>
      <text:p text:style-name="P46"><text:line-break/><text:span text:style-name="T33">cd ~/</text:span><text:span text:style-name="T34">x</text:span><text:span text:style-name="T35">daadbot</text:span><text:span text:style-name="T33">_ws</text:span></text:p>
      <text:p text:style-name="P88">colcon build</text:p>
      <text:p text:style-name="P88">source install/setup.bash</text:p>
      <text:p text:style-name="P89">ros2 launch daadbot_bringup sim_robot_table_ws.launch.py</text:p>
      <text:p text:style-name="P89"/>
      <text:p text:style-name="P89"/>
      <text:p text:style-name="P89"/>
      <text:p text:style-name="P89"/>
      <text:p text:style-name="P89"><text:soft-page-break/></text:p>
      <text:p text:style-name="P89">export PYTHONPATH=/home/maryammahmood/anaconda3/envs/vision_ml/lib/python3.10/site-packages:$PYTHONPATH</text:p>
      <text:p text:style-name="P89"/>
      <text:p text:style-name="P73">source install/setup.bash</text:p>
      <text:p text:style-name="P74">ros2 run some_examples_py mpipe</text:p>
      <text:p text:style-name="P74"/>
      <text:p text:style-name="P90"/>
      <text:p text:style-name="P47"><text:span text:style-name="T33">cd ~/</text:span><text:span text:style-name="T34">x</text:span><text:span text:style-name="T35">daadbot</text:span><text:span text:style-name="T33">_ws</text:span></text:p>
      <text:p text:style-name="P96">colcon build</text:p>
      <text:p text:style-name="P90">source install/setup.bash</text:p>
      <text:p text:style-name="P91">ros2 launch daadbot_bringup sim_robot_inverted_pos.launch.py</text:p>
      <text:p text:style-name="P91"/>
      <text:p text:style-name="P91"/>
      <text:p text:style-name="P105">ros2 launch urdf_tutorial display.launch.py model:='/home/maryammahmood/panda_description/urdf/panda.urdf'</text:p>
      <text:p text:style-name="P105"/>
      <text:p text:style-name="P105"/>
      <text:p text:style-name="P48"><text:span text:style-name="T33">cd ~/</text:span><text:span text:style-name="T34">x</text:span><text:span text:style-name="T35">daadbot</text:span><text:span text:style-name="T33">_ws</text:span></text:p>
      <text:p text:style-name="P97">colcon build</text:p>
      <text:p text:style-name="P92">source install/setup.bash</text:p>
      <text:p text:style-name="P91">ros2 launch daadbot_bringup sim_robot_inverted_forw_torque.launch.py</text:p>
      <text:p text:style-name="P105"/>
      <text:p text:style-name="P105"/>
      <text:p text:style-name="P118">source install/setup.bash</text:p>
      <text:p text:style-name="P105">ros2 <text:span text:style-name="T42">run</text:span> <text:span text:style-name="T41">some_examples_py main_controller</text:span></text:p>
      <text:p text:style-name="P105"/>
      <text:p text:style-name="P93">conda activate pinocchio_robotics</text:p>
      <text:p text:style-name="P93">source install/setup.bash</text:p>
      <text:p text:style-name="P93">ros2 run some_examples_py ctc_controller</text:p>
      <text:p text:style-name="P105"/>
      <text:p text:style-name="P105">ros2 topic echo /effort_controller/commands<text:line-break/>ros2 topic echo /joint_states</text:p>
      <text:p text:style-name="P105"/>
      <text:p text:style-name="P105"/>
      <text:p text:style-name="P94">conda activate pinocchio_robotics</text:p>
      <text:p text:style-name="P94">source install/setup.bash</text:p>
      <text:p text:style-name="P94">ros2 run some_examples_py <text:span text:style-name="T36">collect_data</text:span></text:p>
      <text:p text:style-name="P105"/>
      <text:p text:style-name="P105"/>
      <text:p text:style-name="P105">cd ~/xdaadbot_ws/src/some_examples_py/some_examples_py/</text:p>
      <text:p text:style-name="P105">python3 train_dynamics.py</text:p>
      <text:p text:style-name="P105"/>
      <text:p text:style-name="P113"/>
      <text:p text:style-name="P114">Conversion from xacro to urdf</text:p>
      <text:p text:style-name="P106"><text:span text:style-name="Source_20_Text"/></text:p>
      <text:p text:style-name="P106"><text:span text:style-name="Source_20_Text">ros2 run xacro xacro /home/maryammahmood/xdaadbot_ws/src/daadbot_desc/urdf/urdf_inverted_torque/daadbot.urdf.xacro &gt; /home/maryammahmood/xdaadbot_ws/src/daadbot_desc/urdf/urdf_inverted_torque/daadbot.urdf</text:span></text:p>
      <text:p text:style-name="P105"/>
      <text:p text:style-name="P105"/>
      <text:p text:style-name="P105"><text:soft-page-break/></text:p>
      <text:p text:style-name="P105"/>
      <text:p text:style-name="P105"/>
      <text:p text:style-name="P49"><text:span text:style-name="T33">cd ~/</text:span><text:span text:style-name="T34">x</text:span><text:span text:style-name="T35">daadbot</text:span><text:span text:style-name="T33">_ws</text:span></text:p>
      <text:p text:style-name="P95">colcon build</text:p>
      <text:p text:style-name="P95">conda activate pinocchio_robotics</text:p>
      <text:p text:style-name="P95">source install/setup.bash</text:p>
      <text:p text:style-name="P95">ros2 run some_examples_py <text:span text:style-name="T36">collect_data</text:span></text:p>
      <text:p text:style-name="P95"/>
      <text:p text:style-name="P105">ros2 run some_examples_py quantile_error</text:p>
      <text:p text:style-name="P105"/>
      <text:p text:style-name="P107">nominal u – circular </text:p>
      <text:p text:style-name="P107">collect data <text:span text:style-name="T37">(model selection) </text:span><text:span text:style-name="T38">on a specific trajectory only.</text:span></text:p>
      <text:p text:style-name="P107">quantile</text:p>
      <text:p text:style-name="P108">feedback linearization necessary?</text:p>
      <text:p text:style-name="P108">IK joint angles constraint</text:p>
      <text:p text:style-name="P109">conformally robust on manipulator (literature)</text:p>
      <text:p text:style-name="P110">PINNs</text:p>
      <text:p text:style-name="P108"/>
      <text:p text:style-name="P108"/>
      <text:p text:style-name="P111">Excellent hardware demo</text:p>
      <text:p text:style-name="P111">Excellent physics engine demo</text:p>
      <text:p text:style-name="P111">Dr. Ali Murtaza’s videos on paper – same format.</text:p>
      <text:p text:style-name="P111"/>
      <text:p text:style-name="P111"/>
      <text:p text:style-name="P111">- Translation: [0.005, 0.217, 0.388]</text:p>
      <text:p text:style-name="P111">- Rotation: in Quaternion (xyzw) [-0.000, 1.000, 0.002, 0.000]</text:p>
      <text:p text:style-name="P111">- Rotation: in RPY (radian) [3.138, 0.000, -3.142]</text:p>
      <text:p text:style-name="P111">- Rotation: in RPY (degree) [179.817, 0.000, -180.000]</text:p>
      <text:p text:style-name="P111">- Matrix:</text:p>
      <text:p text:style-name="P111"><text:s/>-1.000 -0.000 <text:s/>0.000 <text:s/>0.005</text:p>
      <text:p text:style-name="P111"><text:s/>-0.000 <text:s/>1.000 <text:s/>0.003 <text:s/>0.217</text:p>
      <text:p text:style-name="P111"><text:s/>-0.000 <text:s/>0.003 -1.000 <text:s/>0.388</text:p>
      <text:p text:style-name="P111"><text:s text:c="2"/>0.000 <text:s/>0.000 <text:s/>0.000 <text:s/>1.000</text:p>
      <text:p text:style-name="P111"/>
      <text:p text:style-name="P111"/>
      <text:p text:style-name="P98">- Translation: [-0.038, -0.003, 0.433]</text:p>
      <text:p text:style-name="P98">- Rotation: in Quaternion (xyzw) [0.709, -0.705, -0.007, 0.007]</text:p>
      <text:p text:style-name="P98">- Rotation: in RPY (radian) [3.122, 0.000, -1.566]</text:p>
      <text:p text:style-name="P98">- Rotation: in RPY (degree) [178.899, 0.009, -89.712]</text:p>
      <text:p text:style-name="P98">- Matrix:</text:p>
      <text:p text:style-name="P98"><text:s text:c="2"/>0.005 -1.000 -0.019 -0.038</text:p>
      <text:p text:style-name="P98"><text:s/>-1.000 -0.005 <text:s/>0.000 -0.003</text:p>
      <text:p text:style-name="P98"><text:s/>-0.000 <text:s/>0.019 -1.000 <text:s/>0.433</text:p>
      <text:p text:style-name="P98"><text:s text:c="2"/>0.000 <text:s/>0.000 <text:s/>0.000 <text:s/>1.000</text:p>
      <text:p text:style-name="P98"/>
      <text:p text:style-name="P98">- Translation: [-0.354, -0.264, 0.563]</text:p>
      <text:p text:style-name="P98">- Rotation: in Quaternion (xyzw) [0.838, -0.439, -0.144, 0.290]</text:p>
      <text:p text:style-name="P98">- Rotation: in RPY (radian) [2.482, -0.013, -0.961]</text:p>
      <text:p text:style-name="P98">- Rotation: in RPY (degree) [142.202, -0.769, -55.088]</text:p>
      <text:p text:style-name="P98">- Matrix:</text:p>
      <text:p text:style-name="P98"><text:s text:c="2"/>0.572 -0.653 -0.497 -0.354</text:p>
      <text:p text:style-name="P98"><text:soft-page-break/><text:s/>-0.820 -0.445 -0.359 -0.264</text:p>
      <text:p text:style-name="P98"><text:s text:c="2"/>0.013 <text:s/>0.613 -0.790 <text:s/>0.563</text:p>
      <text:p text:style-name="P98"><text:s text:c="2"/>0.000 <text:s/>0.000 <text:s/>0.000 <text:s/>1.000</text:p>
      <text:p text:style-name="P112"/>
      <text:p text:style-name="P112">m</text:p>
      <text:p text:style-name="P115">ros2 run tf2_ros tf2_echo <text:span text:style-name="T40">world</text:span> endeffector</text:p>
      <text:p text:style-name="P115"/>
      <text:p text:style-name="P116">height: z=0.563 <text:span text:style-name="T39">(from world frame 0,0,0)</text:span></text:p>
      <text:p text:style-name="P116">xy plane radius: 0.195 m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Google Sans Flex" svg:font-family="'Google Sans Flex', 'Google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5:07:36.297544869</meta:creation-date>
    <meta:editing-duration>P2DT7H7M3S</meta:editing-duration>
    <meta:editing-cycles>80</meta:editing-cycles>
    <meta:generator>LibreOffice/7.3.7.2$Linux_X86_64 LibreOffice_project/30$Build-2</meta:generator>
    <dc:date>2026-01-01T22:38:47.144737579</dc:date>
    <meta:document-statistic meta:table-count="0" meta:image-count="2" meta:object-count="0" meta:page-count="17" meta:paragraph-count="416" meta:word-count="1295" meta:character-count="13788" meta:non-whitespace-character-count="12849"/>
  </office:meta>
</office:document-meta>
</file>